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A duplicate passbook or statement replaces a lost or damaged one. This guide covers the request process in India.</text:p>
      <text:h text:style-name="P1" text:outline-level="2">Steps</text:h>
      <text:list text:style-name="L25">
        <text:list-item>
          <text:p text:style-name="P27"><text:span text:style-name="Strong_20_Emphasis">Visit Branch</text:span>: Go to home branch with ID proof (Aadhaar, PAN).</text:p>
        </text:list-item>
        <text:list-item>
          <text:p text:style-name="P27"><text:span text:style-name="Strong_20_Emphasis">Report Loss</text:span>: Inform bank of lost/damaged passbook or statement need.</text:p>
        </text:list-item>
        <text:list-item>
          <text:p text:style-name="P27"><text:span text:style-name="Strong_20_Emphasis">Fill Form</text:span>: Complete duplicate passbook/statement request form.</text:p>
        </text:list-item>
        <text:list-item>
          <text:p text:style-name="P27"><text:span text:style-name="Strong_20_Emphasis">Submit Documents</text:span>: Provide self-attested ID copies; show originals.</text:p>
        </text:list-item>
        <text:list-item>
          <text:p text:style-name="P27"><text:span text:style-name="Strong_20_Emphasis">Pay Fee</text:span>: Pay ₹50–₹200 (varies by bank) for duplicate.</text:p>
        </text:list-item>
        <text:list-item>
          <text:p text:style-name="P27"><text:span text:style-name="Strong_20_Emphasis">Receive Duplicate</text:span>: Get new passbook or printed statement in 3–7 days.</text:p>
        </text:list-item>
        <text:list-item>
          <text:p text:style-name="P27"><text:span text:style-name="Strong_20_Emphasis">Online Option</text:span>: Some banks offer e-statements via net banking.</text:p>
        </text:list-item>
      </text:list>
      <text:h text:style-name="P1" text:outline-level="2">Notes</text:h>
      <text:list text:style-name="L26">
        <text:list-item>
          <text:p text:style-name="P28">Fees depend on bank policy; e-statements are often free.</text:p>
        </text:list-item>
        <text:list-item>
          <text:p text:style-name="P28">Branch visit is required for passbook; statements downloadable online.</text:p>
        </text:list-item>
        <text:list-item>
          <text:p text:style-name="P28">Provide police FIR for lost passbook if bank requires.</text:p>
        </text:list-item>
      </text:list>
      <text:h text:style-name="P1" text:outline-level="2">Key Terms</text:h>
      <text:p text:style-name="P2">Duplicate passbook, bank statement, branch, ID proof, fees, e-statement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7:23.528476901</dc:date>
    <meta:editing-duration>PT14M6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37" meta:character-count="852" meta:non-whitespace-character-count="743"/>
  </office:meta>
</office:document-meta>
</file>